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officeooo:rsid="0014a24f" officeooo:paragraph-rsid="0014a24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ff" fo:font-size="22pt" style:text-underline-style="solid" style:text-underline-width="auto" style:text-underline-color="font-color" fo:font-weight="normal" officeooo:rsid="0014a24f" officeooo:paragraph-rsid="0014a24f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ff" fo:font-size="22pt" style:text-underline-style="solid" style:text-underline-width="auto" style:text-underline-color="font-color" fo:font-weight="normal" officeooo:rsid="0014a24f" officeooo:paragraph-rsid="00165379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ff" fo:font-size="20pt" style:text-underline-style="none" fo:font-weight="normal" officeooo:rsid="0014a24f" officeooo:paragraph-rsid="0014a24f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ff" fo:font-size="20pt" style:text-underline-style="none" fo:font-weight="normal" officeooo:rsid="0014a24f" officeooo:paragraph-rsid="0014ad14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ff" fo:font-size="20pt" style:text-underline-style="none" fo:font-weight="normal" officeooo:rsid="0014a24f" officeooo:paragraph-rsid="001803d5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ff" fo:font-size="20pt" style:text-underline-style="none" fo:font-weight="normal" officeooo:rsid="0014a24f" officeooo:paragraph-rsid="00188739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4a24f" officeooo:paragraph-rsid="001803d5" style:font-size-asian="19.25pt" style:font-weight-asian="normal" style:font-size-complex="2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20pt" style:text-underline-style="none" style:font-size-asian="17.5pt" style:font-size-complex="20pt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 officeooo:rsid="0014ad14"/>
    </style:style>
    <style:style style:name="T5" style:family="text">
      <style:text-properties fo:color="#000000" style:text-underline-style="solid" style:text-underline-width="auto" style:text-underline-color="font-color" officeooo:rsid="00165379"/>
    </style:style>
    <style:style style:name="T6" style:family="text">
      <style:text-properties fo:color="#000000" officeooo:rsid="0014ad14"/>
    </style:style>
    <style:style style:name="T7" style:family="text">
      <style:text-properties fo:color="#000000" officeooo:rsid="00165379"/>
    </style:style>
    <style:style style:name="T8" style:family="text">
      <style:text-properties fo:color="#000000" officeooo:rsid="001803d5"/>
    </style:style>
    <style:style style:name="T9" style:family="text">
      <style:text-properties fo:color="#000000" officeooo:rsid="00188739"/>
    </style:style>
    <style:style style:name="T10" style:family="text">
      <style:text-properties fo:color="#000000" officeooo:rsid="00191dd3"/>
    </style:style>
    <style:style style:name="T11" style:family="text">
      <style:text-properties officeooo:rsid="00180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ficial Intelligence</text:p>
      <text:p text:style-name="P1">Assignment 01</text:p>
      <text:p text:style-name="P1"/>
      <text:p text:style-name="P1"/>
      <text:p text:style-name="P1"/>
      <text:p text:style-name="P1"/>
      <text:p text:style-name="P1"/>
      <text:p text:style-name="P1"/>
      <text:p text:style-name="P2">Names:</text:p>
      <text:p text:style-name="P2"><text:span text:style-name="T2"/></text:p>
      <text:p text:style-name="P2"><text:span text:style-name="T2"><text:tab/>1) Ahmed Mohamed EL-Bawab (08)</text:span></text:p>
      <text:p text:style-name="P2"><text:span text:style-name="T2"><text:tab/></text:span></text:p>
      <text:p text:style-name="P2"><text:span text:style-name="T2"><text:tab/>2) Khalil Ismail Khalil (23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1) DFS:</text:p>
      <text:p text:style-name="P2"><text:span text:style-name="T1"/></text:p>
      <text:p text:style-name="P4"><text:span text:style-name="T3">1- Data Structure:</text:span><text:span text:style-name="T1"> </text:span></text:p>
      <text:p text:style-name="P4"><text:span text:style-name="T1"><text:tab/></text:span></text:p>
      <text:p text:style-name="P4"><text:span text:style-name="T1"><text:tab/>we used two data structure {Stack, Set}, using </text:span><text:span text:style-name="T6">S</text:span><text:span text:style-name="T1">tack to store </text:span><text:span text:style-name="T10">e</text:span><text:span text:style-name="T1">xpanded </text:span><text:span text:style-name="T10">n</text:span><text:span text:style-name="T1">odes </text:span><text:span text:style-name="T6">and Set to store </text:span><text:span text:style-name="T10">v</text:span><text:span text:style-name="T6">isited </text:span><text:span text:style-name="T10">n</text:span><text:span text:style-name="T6">odes.</text:span></text:p>
      <text:p text:style-name="P4"><text:span text:style-name="T6"/></text:p>
      <text:p text:style-name="P5"><text:span text:style-name="T4">2</text:span><text:span text:style-name="T3">- </text:span><text:span text:style-name="T4">Algorithm</text:span><text:span text:style-name="T3">:</text:span></text:p>
      <text:p text:style-name="P5"><text:span text:style-name="T3"/></text:p>
      <text:p text:style-name="P5"><text:span text:style-name="T1"><text:tab/></text:span><text:span text:style-name="T6">1- start with pushing initial state in </text:span><text:span text:style-name="T8">S</text:span><text:span text:style-name="T6">tack.</text:span></text:p>
      <text:p text:style-name="P5"><text:span text:style-name="T6"><text:tab/>2- check if </text:span><text:span text:style-name="T8">S</text:span><text:span text:style-name="T6">tack is not empty.</text:span></text:p>
      <text:p text:style-name="P5"><text:span text:style-name="T6"><text:tab/>3- pop state from </text:span><text:span text:style-name="T8">Stack.</text:span></text:p>
      <text:p text:style-name="P5"><text:soft-page-break/><text:span text:style-name="T6"><text:tab/>4- add this state to set.</text:span></text:p>
      <text:p text:style-name="P5"><text:span text:style-name="T6"><text:tab/>5- check if state equal goal state.</text:span></text:p>
      <text:p text:style-name="P5"><text:span text:style-name="T6"><text:tab/>6- if not equal </text:span><text:span text:style-name="T7">expand this state and get their children.</text:span></text:p>
      <text:p text:style-name="P5"><text:span text:style-name="T7"><text:tab/>7- check for each child if not exist in Stack and Set, <text:tab/>push this child in Stack.</text:span></text:p>
      <text:p text:style-name="P5"><text:span text:style-name="T7"><text:tab/>8- repeat from step 2 to step 7.</text:span></text:p>
      <text:p text:style-name="P5"><text:span text:style-name="T7"/></text:p>
      <text:p text:style-name="P5"><text:span text:style-name="T7"/></text:p>
      <text:p text:style-name="P3"><text:span text:style-name="T11">2) BFS:</text:span></text:p>
      <text:p text:style-name="P3"/>
      <text:p text:style-name="P6"><text:span text:style-name="T3">1- Data Structure:</text:span><text:span text:style-name="T1"> </text:span></text:p>
      <text:p text:style-name="P6"><text:span text:style-name="T1"><text:tab/></text:span></text:p>
      <text:p text:style-name="P6"><text:span text:style-name="T1"><text:tab/>we used two data structure {</text:span><text:span text:style-name="T8">Queue</text:span><text:span text:style-name="T1">, Set}, using </text:span><text:span text:style-name="T8">Queue</text:span><text:span text:style-name="T1"> to store </text:span><text:span text:style-name="T6">E</text:span><text:span text:style-name="T1">xpanded </text:span><text:span text:style-name="T6">N</text:span><text:span text:style-name="T1">odes </text:span><text:span text:style-name="T6">and Set to store Visited Nodes.</text:span></text:p>
      <text:p text:style-name="P6"><text:span text:style-name="T6"/></text:p>
      <text:p text:style-name="P6"><text:span text:style-name="T4">2</text:span><text:span text:style-name="T3">- </text:span><text:span text:style-name="T4">Algorithm</text:span><text:span text:style-name="T3">:</text:span></text:p>
      <text:p text:style-name="P6"><text:span text:style-name="T3"/></text:p>
      <text:p text:style-name="P6"><text:span text:style-name="T1"><text:tab/></text:span><text:span text:style-name="T6">1- start with </text:span><text:span text:style-name="T8">enqueue</text:span><text:span text:style-name="T6"> initial state in </text:span><text:span text:style-name="T8">Queue</text:span><text:span text:style-name="T6">.</text:span></text:p>
      <text:p text:style-name="P6"><text:span text:style-name="T6"><text:tab/>2- check if </text:span><text:span text:style-name="T8">Queue</text:span><text:span text:style-name="T6"> is not empty.</text:span></text:p>
      <text:p text:style-name="P6"><text:span text:style-name="T6"><text:tab/>3- </text:span><text:span text:style-name="T8">dequeue</text:span><text:span text:style-name="T6"> state from </text:span><text:span text:style-name="T8">Queue</text:span></text:p>
      <text:p text:style-name="P6"><text:span text:style-name="T6"><text:tab/>4- add this state to set.</text:span></text:p>
      <text:p text:style-name="P6"><text:span text:style-name="T6"><text:tab/>5- check if state equal goal state.</text:span></text:p>
      <text:p text:style-name="P6"><text:span text:style-name="T6"><text:tab/>6- if not equal </text:span><text:span text:style-name="T7">expand this state and get their children.</text:span></text:p>
      <text:p text:style-name="P6"><text:span text:style-name="T7"><text:tab/>7- check for each child if not exist in </text:span><text:span text:style-name="T8">Queue</text:span><text:span text:style-name="T7"> and Set, <text:tab/></text:span><text:span text:style-name="T8">enqueue</text:span><text:span text:style-name="T7"> this child in </text:span><text:span text:style-name="T8">Queue</text:span><text:span text:style-name="T7">.</text:span></text:p>
      <text:p text:style-name="P6"><text:span text:style-name="T7"><text:tab/>8- repeat from step 2 to step 7.</text:span></text:p>
      <text:p text:style-name="P6"><text:span text:style-name="T7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8"><text:soft-page-break/><text:span text:style-name="T11">3) A* Search:</text:span></text:p>
      <text:p text:style-name="P8"/>
      <text:p text:style-name="P6"><text:span text:style-name="T3">1- Data Structure:</text:span><text:span text:style-name="T1"> </text:span></text:p>
      <text:p text:style-name="P6"><text:span text:style-name="T1"><text:tab/></text:span></text:p>
      <text:p text:style-name="P6"><text:span text:style-name="T1"><text:tab/>we used two data structure {</text:span><text:span text:style-name="T8">Heap</text:span><text:span text:style-name="T1">, Set}, using </text:span><text:span text:style-name="T8">Heap</text:span><text:span text:style-name="T1"> to store </text:span><text:span text:style-name="T6">E</text:span><text:span text:style-name="T1">xpanded </text:span><text:span text:style-name="T6">N</text:span><text:span text:style-name="T1">odes </text:span><text:span text:style-name="T6">and Set to store Visited Nodes.</text:span></text:p>
      <text:p text:style-name="P6"><text:span text:style-name="T6"/></text:p>
      <text:p text:style-name="P6"><text:span text:style-name="T4">2</text:span><text:span text:style-name="T3">- </text:span><text:span text:style-name="T4">Algorithm</text:span><text:span text:style-name="T3">:</text:span></text:p>
      <text:p text:style-name="P6"><text:span text:style-name="T3"/></text:p>
      <text:p text:style-name="P6"><text:span text:style-name="T1"><text:tab/></text:span><text:span text:style-name="T6">1- </text:span><text:span text:style-name="T9">calculate</text:span><text:span text:style-name="T6"> </text:span><text:span text:style-name="T8">cost of</text:span><text:span text:style-name="T6"> initial state.</text:span></text:p>
      <text:p text:style-name="P6"><text:span text:style-name="T6"><text:tab/></text:span><text:span text:style-name="T8">2- insert</text:span><text:span text:style-name="T6"> initial state </text:span><text:span text:style-name="T8">with its cost</text:span><text:span text:style-name="T6"> in </text:span><text:span text:style-name="T8">Heap</text:span><text:span text:style-name="T6">.</text:span></text:p>
      <text:p text:style-name="P6"><text:span text:style-name="T6"><text:tab/></text:span><text:span text:style-name="T10">3</text:span><text:span text:style-name="T6">- check if </text:span><text:span text:style-name="T8">Heap</text:span><text:span text:style-name="T6"> is not empty.</text:span></text:p>
      <text:p text:style-name="P6"><text:span text:style-name="T6"><text:tab/></text:span><text:span text:style-name="T10">4</text:span><text:span text:style-name="T6">- </text:span><text:span text:style-name="T8">get</text:span><text:span text:style-name="T6"> state </text:span><text:span text:style-name="T8">with min cost</text:span><text:span text:style-name="T6"> from </text:span><text:span text:style-name="T8">Heap</text:span></text:p>
      <text:p text:style-name="P6"><text:span text:style-name="T6"><text:tab/></text:span><text:span text:style-name="T10">5</text:span><text:span text:style-name="T6">- add this state to set.</text:span></text:p>
      <text:p text:style-name="P6"><text:span text:style-name="T6"><text:tab/></text:span><text:span text:style-name="T10">6</text:span><text:span text:style-name="T6">- check if state equal goal state.</text:span></text:p>
      <text:p text:style-name="P6"><text:span text:style-name="T6"><text:tab/></text:span><text:span text:style-name="T10">7</text:span><text:span text:style-name="T6">- if not equal </text:span><text:span text:style-name="T7">expand this state and get their children.</text:span></text:p>
      <text:p text:style-name="P7"><text:span text:style-name="T7"><text:tab/></text:span><text:span text:style-name="T10">8</text:span><text:span text:style-name="T7">- check for each child if not exist in Set, </text:span><text:span text:style-name="T9">calculate</text:span><text:span text:style-name="T6"> </text:span><text:span text:style-name="T8">cost</text:span></text:p>
      <text:p text:style-name="P7"><text:span text:style-name="T9"><text:tab/>of</text:span><text:span text:style-name="T7"> this child.</text:span></text:p>
      <text:p text:style-name="P7"><text:span text:style-name="T7"><text:tab/></text:span><text:span text:style-name="T10">9</text:span><text:span text:style-name="T9">- check if child is not exist in Heap, insert it in the <text:tab/>Heap.</text:span></text:p>
      <text:p text:style-name="P7"><text:span text:style-name="T9"><text:tab/></text:span><text:span text:style-name="T10">10</text:span><text:span text:style-name="T9">- if the child exist in the Heap, decrease its cost as <text:tab/>possible.</text:span></text:p>
      <text:p text:style-name="P6"><text:span text:style-name="T7"><text:tab/></text:span><text:span text:style-name="T10">11</text:span><text:span text:style-name="T7">- repeat from step 2 to step </text:span><text:span text:style-name="T10">10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0:14:00.945217832</meta:creation-date>
    <dc:date>2019-11-23T01:11:29.266051204</dc:date>
    <meta:editing-duration>PT5M37S</meta:editing-duration>
    <meta:editing-cycles>1</meta:editing-cycles>
    <meta:document-statistic meta:table-count="0" meta:image-count="0" meta:object-count="0" meta:page-count="3" meta:paragraph-count="49" meta:word-count="336" meta:character-count="1749" meta:non-whitespace-character-count="1414"/>
    <meta:generator>LibreOffice/5.1.6.2$Linux_X86_64 LibreOffice_project/10m0$Build-2</meta:generator>
  </office:meta>
</office:document-meta>
</file>